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font-size="16pt" fo:font-style="italic" style:text-underline-style="none" fo:font-weight="bold" officeooo:paragraph-rsid="001708da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font-size="16pt" fo:font-style="italic" style:text-underline-style="none" fo:font-weight="bold" officeooo:rsid="001708da" officeooo:paragraph-rsid="001708da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size="16pt" fo:font-style="italic" style:text-underline-style="none" fo:font-weight="bold" officeooo:rsid="001fc8a0" officeooo:paragraph-rsid="001fc8a0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officeooo:paragraph-rsid="00189909"/>
    </style:style>
    <style:style style:name="P6" style:family="paragraph" style:parent-style-name="Standard">
      <style:text-properties fo:font-size="12pt" fo:font-style="normal" style:text-underline-style="none" fo:font-weight="normal" officeooo:rsid="001708da" officeooo:paragraph-rsid="0018990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size="12pt" fo:font-style="normal" style:text-underline-style="none" fo:font-weight="normal" officeooo:rsid="001fc8a0" officeooo:paragraph-rsid="001fc8a0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iffre d'affaires mois par mois pour une année sélectionnée</text:p>
      <text:p text:style-name="Standard"/>
      <text:p text:style-name="Standard">CREATE PROCEDURE ca_mois_par_mois(IN annee INT)</text:p>
      <text:p text:style-name="Standard">BEGIN</text:p>
      <text:p text:style-name="Standard"><text:s text:c="4"/>SELECT </text:p>
      <text:p text:style-name="Standard"><text:s text:c="8"/>MONTH(date_commande) AS mois,</text:p>
      <text:p text:style-name="Standard"><text:s text:c="8"/>SUM(prix_produit_commande * quantite_produit * (1 + tva_produit_commande)) AS chiffre_affaires</text:p>
      <text:p text:style-name="Standard"><text:s text:c="4"/>FROM </text:p>
      <text:p text:style-name="Standard"><text:s text:c="8"/>Commande c</text:p>
      <text:p text:style-name="Standard"><text:s text:c="8"/>INNER JOIN Contient co ON c.id_commande = co.id_commande</text:p>
      <text:p text:style-name="Standard"><text:s text:c="8"/>INNER JOIN Produit p ON co.id_produit = p.id_produit</text:p>
      <text:p text:style-name="Standard"><text:s text:c="4"/>WHERE </text:p>
      <text:p text:style-name="Standard"><text:s text:c="8"/>YEAR(date_commande) = annee</text:p>
      <text:p text:style-name="Standard"><text:s text:c="8"/>AND reglement_commande = 1</text:p>
      <text:p text:style-name="Standard"><text:s text:c="4"/>GROUP BY </text:p>
      <text:p text:style-name="Standard"><text:s text:c="8"/>MONTH(date_commande);</text:p>
      <text:p text:style-name="Standard">END;</text:p>
      <text:p text:style-name="Standard"/>
      <text:p text:style-name="P1">Chiffre d'affaires généré pour un fournisseur</text:p>
      <text:p text:style-name="Standard"/>
      <text:p text:style-name="Standard">CREATE PROCEDURE ca_fournisseur(IN nom_fournisseur VARCHAR(250))</text:p>
      <text:p text:style-name="Standard">BEGIN</text:p>
      <text:p text:style-name="Standard"><text:s text:c="4"/>SELECT </text:p>
      <text:p text:style-name="Standard"><text:s text:c="8"/>SUM(prix_produit_commande * quantite_produit * (1 + tva_produit_commande)) AS chiffre_affaires</text:p>
      <text:p text:style-name="Standard"><text:s text:c="4"/>FROM </text:p>
      <text:p text:style-name="Standard"><text:s text:c="8"/>Commande c</text:p>
      <text:p text:style-name="Standard"><text:s text:c="8"/>INNER JOIN Contient co ON c.id_commande = co.id_commande</text:p>
      <text:p text:style-name="Standard"><text:s text:c="8"/>INNER JOIN Produit p ON co.id_produit = p.id_produit</text:p>
      <text:p text:style-name="Standard"><text:s text:c="8"/>INNER JOIN Fournisseur f ON p.id_fournisseur = f.id_fournisseur</text:p>
      <text:p text:style-name="Standard"><text:s text:c="4"/>WHERE </text:p>
      <text:p text:style-name="Standard"><text:s text:c="8"/>f.nom_fournisseur = nom_fournisseur</text:p>
      <text:p text:style-name="Standard"><text:s text:c="8"/>AND reglement_commande = 1;</text:p>
      <text:p text:style-name="Standard">END;</text:p>
      <text:p text:style-name="Standard"/>
      <text:p text:style-name="P1">TOP 10 des produits les plus commandés pour une année sélectionnée (référence et nom du produit, quantité commandée, fournisseur)</text:p>
      <text:p text:style-name="Standard"/>
      <text:p text:style-name="Standard">CREATE PROCEDURE top_10_produits_commandes(IN annee INT)</text:p>
      <text:p text:style-name="Standard">BEGIN</text:p>
      <text:p text:style-name="Standard"><text:s text:c="4"/>SELECT </text:p>
      <text:p text:style-name="Standard"><text:s text:c="8"/>p.ref_produit, </text:p>
      <text:p text:style-name="Standard"><text:s text:c="8"/>p.nom_produit,</text:p>
      <text:p text:style-name="Standard"><text:s text:c="8"/>f.nom_fournisseur, </text:p>
      <text:p text:style-name="Standard"><text:s text:c="8"/>SUM(co.quantite_produit) AS quantite_commandee</text:p>
      <text:p text:style-name="Standard"><text:s text:c="4"/>FROM </text:p>
      <text:p text:style-name="Standard"><text:s text:c="8"/>Commande c</text:p>
      <text:p text:style-name="Standard"><text:s text:c="8"/>INNER JOIN Contient co ON c.id_commande = co.id_commande</text:p>
      <text:p text:style-name="Standard"><text:s text:c="8"/>INNER JOIN Produit p ON co.id_produit = p.id_produit</text:p>
      <text:p text:style-name="Standard"><text:s text:c="8"/>INNER JOIN Fournisseur f ON p.id_fournisseur = f.id_fournisseur</text:p>
      <text:p text:style-name="Standard"><text:soft-page-break/><text:s text:c="4"/>WHERE </text:p>
      <text:p text:style-name="Standard"><text:s text:c="8"/>YEAR(c.date_commande) = annee</text:p>
      <text:p text:style-name="Standard"><text:s text:c="8"/>AND c.reglement_commande = 1</text:p>
      <text:p text:style-name="Standard"><text:s text:c="4"/>GROUP BY </text:p>
      <text:p text:style-name="Standard"><text:s text:c="8"/>p.ref_produit, </text:p>
      <text:p text:style-name="Standard"><text:s text:c="8"/>p.nom_produit,</text:p>
      <text:p text:style-name="Standard"><text:s text:c="8"/>f.nom_fournisseur</text:p>
      <text:p text:style-name="Standard"><text:s text:c="4"/>ORDER BY </text:p>
      <text:p text:style-name="Standard"><text:s text:c="8"/>SUM(co.quantite_produit) DESC</text:p>
      <text:p text:style-name="Standard"><text:s text:c="4"/>LIMIT 10;</text:p>
      <text:p text:style-name="Standard">END;</text:p>
      <text:p text:style-name="Standard"/>
      <text:p text:style-name="P1">TOP 10 des produits les plus rémunérateurs pour une année sélectionnée (référence et nom du produit, marge, fournisseur)</text:p>
      <text:p text:style-name="Standard"/>
      <text:p text:style-name="Standard">CREATE PROCEDURE top_10_produits_remunerateurs(IN annee INT)</text:p>
      <text:p text:style-name="Standard">BEGIN</text:p>
      <text:p text:style-name="Standard"><text:s text:c="4"/>SELECT p.ref_produit, p.nom_produit, SUM(cd.prix_produit_commande - (cd.prix_produit_commande * cd.tva_produit_commande / 100)) AS marge, f.nom_fournisseur</text:p>
      <text:p text:style-name="Standard"><text:s text:c="4"/>FROM Produit p</text:p>
      <text:p text:style-name="Standard"><text:s text:c="4"/>JOIN Fournisseur f ON p.id_fournisseur = f.id_fournisseur</text:p>
      <text:p text:style-name="Standard"><text:s text:c="4"/>JOIN Contient cd ON p.id_produit = cd.id_produit</text:p>
      <text:p text:style-name="Standard"><text:s text:c="4"/>JOIN Commande c ON cd.id_commande = c.id_commande</text:p>
      <text:p text:style-name="Standard"><text:s text:c="4"/>WHERE YEAR(c.date_commande) = annee AND c.reglement_commande = 1</text:p>
      <text:p text:style-name="Standard"><text:s text:c="4"/>GROUP BY p.id_produit</text:p>
      <text:p text:style-name="Standard"><text:s text:c="4"/>ORDER BY marge DESC</text:p>
      <text:p text:style-name="Standard"><text:s text:c="4"/>LIMIT 10;</text:p>
      <text:p text:style-name="Standard">END</text:p>
      <text:p text:style-name="Standard"/>
      <text:p text:style-name="P1">Top 10 des clients en nombre de commandes ou chiffre d'affaires</text:p>
      <text:p text:style-name="Standard"/>
      <text:p text:style-name="Standard">CREATE PROCEDURE top_10_clients_commandes()</text:p>
      <text:p text:style-name="Standard">BEGIN</text:p>
      <text:p text:style-name="Standard"><text:s text:c="4"/>SELECT c.nom_client, COUNT(*) AS nombre_commandes</text:p>
      <text:p text:style-name="Standard"><text:s text:c="4"/>FROM Client c</text:p>
      <text:p text:style-name="Standard"><text:s text:c="4"/>INNER JOIN Commande com ON c.id_client = com.id_client</text:p>
      <text:p text:style-name="Standard"><text:s text:c="4"/>GROUP BY c.nom_client</text:p>
      <text:p text:style-name="Standard"><text:s text:c="4"/>ORDER BY nombre_commandes DESC</text:p>
      <text:p text:style-name="Standard"><text:s text:c="4"/>LIMIT 10;</text:p>
      <text:p text:style-name="Standard">END </text:p>
      <text:p text:style-name="Standard"/>
      <text:p text:style-name="Standard"/>
      <text:p text:style-name="Standard">CREATE PROCEDURE top_10_clients_chiffre_affaires()</text:p>
      <text:p text:style-name="Standard">BEGIN</text:p>
      <text:p text:style-name="Standard"><text:s text:c="4"/>SELECT c.nom_client, SUM(cd.prix_produit_commande * cd.quantite_produit * (1 + p.tva_produit)) AS chiffre_affaires</text:p>
      <text:p text:style-name="Standard"><text:s text:c="4"/>FROM Client c</text:p>
      <text:p text:style-name="Standard"><text:s text:c="4"/>INNER JOIN Commande com ON c.id_client = com.id_client</text:p>
      <text:p text:style-name="Standard"><text:s text:c="4"/>INNER JOIN Contient cd ON com.id_commande = cd.id_commande</text:p>
      <text:p text:style-name="Standard"><text:s text:c="4"/>INNER JOIN Produit p ON cd.id_produit = p.id_produit</text:p>
      <text:p text:style-name="Standard"><text:s text:c="4"/>GROUP BY c.nom_client</text:p>
      <text:p text:style-name="Standard"><text:soft-page-break/><text:s text:c="4"/>ORDER BY chiffre_affaires DESC</text:p>
      <text:p text:style-name="Standard"><text:s text:c="4"/>LIMIT 10;</text:p>
      <text:p text:style-name="Standard">END</text:p>
      <text:p text:style-name="Standard"/>
      <text:p text:style-name="P1">Répartition du chiffre d'affaires par type de client</text:p>
      <text:p text:style-name="Standard"/>
      <text:p text:style-name="Standard">CREATE PROCEDURE repartition_ca_type_client()</text:p>
      <text:p text:style-name="Standard">BEGIN</text:p>
      <text:p text:style-name="Standard"><text:s text:c="4"/>SELECT CASE</text:p>
      <text:p text:style-name="Standard"><text:s text:c="8"/>WHEN c.categorie_client = 0 THEN 'Particulier'</text:p>
      <text:p text:style-name="Standard"><text:s text:c="8"/>WHEN c.categorie_client = 1 THEN 'Professionnel'</text:p>
      <text:p text:style-name="Standard"><text:s text:c="8"/>ELSE 'Inconnu'</text:p>
      <text:p text:style-name="Standard"><text:s text:c="4"/>END AS type_client, SUM(cd.prix_produit_commande * cd.quantite_produit * (1 + p.tva_produit)) AS chiffre_affaires</text:p>
      <text:p text:style-name="Standard"><text:s text:c="4"/>FROM Client c</text:p>
      <text:p text:style-name="Standard"><text:s text:c="4"/>INNER JOIN Commande com ON c.id_client = com.id_client</text:p>
      <text:p text:style-name="Standard"><text:s text:c="4"/>INNER JOIN Contient cd ON com.id_commande = cd.id_commande</text:p>
      <text:p text:style-name="Standard"><text:s text:c="4"/>INNER JOIN Produit p ON cd.id_produit = p.id_produit</text:p>
      <text:p text:style-name="Standard"><text:s text:c="4"/>GROUP BY type_client;</text:p>
      <text:p text:style-name="Standard">END</text:p>
      <text:p text:style-name="Standard"/>
      <text:p text:style-name="P1">Nombre de commandes en cours de livraison.</text:p>
      <text:p text:style-name="Standard"/>
      <text:p text:style-name="Standard">CREATE PROCEDURE nombre_commandes_en_cours_de_livraison()</text:p>
      <text:p text:style-name="Standard">BEGIN</text:p>
      <text:p text:style-name="Standard"><text:s text:c="4"/>SELECT COUNT(*) AS nombre_commandes</text:p>
      <text:p text:style-name="Standard"><text:s text:c="4"/>FROM Commande com</text:p>
      <text:p text:style-name="Standard"><text:s text:c="4"/>INNER JOIN Bon_de_livraison bl ON com.id_commande = bl.id_commande</text:p>
      <text:p text:style-name="Standard"><text:s text:c="4"/>WHERE bl.date_livraison IS NULL;</text:p>
      <text:p text:style-name="Standard">END </text:p>
      <text:p text:style-name="Standard"/>
      <text:p text:style-name="P3">Commandes non soldées</text:p>
      <text:p text:style-name="P2"/>
      <text:p text:style-name="P5">CREATE PROCEDURE select_commandes_incompletes()</text:p>
      <text:p text:style-name="P5">BEGIN</text:p>
      <text:p text:style-name="P5"><text:s text:c="4"/>SELECT Commande.*</text:p>
      <text:p text:style-name="P5"><text:s text:c="4"/>FROM Commande</text:p>
      <text:p text:style-name="P5"><text:s text:c="4"/>JOIN Bon_de_livraison ON Commande.id_commande = Bon_de_livraison.id_commande</text:p>
      <text:p text:style-name="P5"><text:s text:c="4"/>JOIN Livre ON Bon_de_livraison.id_bon_livraison = Livre.id_bon_livraison</text:p>
      <text:p text:style-name="P5"><text:s text:c="4"/>JOIN Contient ON Commande.id_commande = Contient.id_commande AND Livre.id_produit = Contient.id_produit</text:p>
      <text:p text:style-name="P5"><text:s text:c="4"/>GROUP BY Commande.id_commande</text:p>
      <text:p text:style-name="P5"><text:s text:c="4"/>HAVING SUM(Livre.quantite_livree) &lt; SUM(Contient.quantite_produit);</text:p>
      <text:p text:style-name="P5">END</text:p>
      <text:p text:style-name="P2"/>
      <text:p text:style-name="P3">Délais moyen entre la date de commande et de facturation</text:p>
      <text:p text:style-name="P3"/>
      <text:p text:style-name="P6">CREATE PROCEDURE delai_moyen_livraison()</text:p>
      <text:p text:style-name="P6">BEGIN</text:p>
      <text:p text:style-name="P6"><text:soft-page-break/><text:s text:c="4"/>SELECT AVG(DATEDIFF(Commande.date_commande, Bon_de_livraison.date_livraison)) AS delai_moyen</text:p>
      <text:p text:style-name="P6"><text:s text:c="4"/>FROM Commande</text:p>
      <text:p text:style-name="P6"><text:s text:c="4"/>JOIN Bon_de_livraison ON Commande.id_commande = Bon_de_livraison.id_commande;</text:p>
      <text:p text:style-name="P6">END</text:p>
      <text:p text:style-name="P6"/>
      <text:p text:style-name="P4">Vue correspondant à la jointure Produits - Fournisseurs</text:p>
      <text:p text:style-name="P7"/>
      <text:p text:style-name="P7">CREATE VIEW Produit_Fournisseur AS</text:p>
      <text:p text:style-name="P7">SELECT Produit.id_produit, Produit.nom_produit, Produit.description_produit, Produit.prix_produit, Produit.tva_produit, Produit.ref_produit, Produit.publication_produit, Fournisseur.nom_fournisseur</text:p>
      <text:p text:style-name="P7">FROM Produit</text:p>
      <text:p text:style-name="P7">INNER JOIN Fournisseur ON Produit.id_fournisseur = Fournisseur.id_fournisseur;</text:p>
      <text:p text:style-name="P7"/>
      <text:p text:style-name="P4">Vue correspondant à la jointure Produits - Catégorie/Sous catégorie</text:p>
      <text:p text:style-name="P7"/>
      <text:p text:style-name="P7">CREATE VIEW ProduitsCategorie AS </text:p>
      <text:p text:style-name="P7">SELECT Produit.*, Catégorie.nom_categorie</text:p>
      <text:p text:style-name="P7">FROM Produit </text:p>
      <text:p text:style-name="P7">INNER JOIN Définit ON Produit.id_produit = Définit.id_produit </text:p>
      <text:p text:style-name="P7">INNER JOIN Catégorie ON Définit.id_categorie = Catégorie.id_categori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08:35:59.995669158</meta:creation-date>
    <meta:generator>LibreOffice/7.3.7.2$Linux_X86_64 LibreOffice_project/30$Build-2</meta:generator>
    <dc:date>2023-03-02T16:52:50.207259224</dc:date>
    <meta:editing-duration>PT1H15M24S</meta:editing-duration>
    <meta:editing-cycles>5</meta:editing-cycles>
    <meta:document-statistic meta:table-count="0" meta:image-count="0" meta:object-count="0" meta:page-count="4" meta:paragraph-count="139" meta:word-count="601" meta:character-count="5579" meta:non-whitespace-character-count="4613"/>
  </office:meta>
</office:document-meta>
</file>